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7.685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10 Pitch'" style:font-pitch="fixe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'Courier 10 Pitch'" style:font-pitch="fixed"/>
    </style:style>
    <style:style style:name="T5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troduction to Parsec</text:p>
          </draw:text-box>
        </draw:frame>
        <draw:frame presentation:style-name="pr2" draw:layer="layout" svg:width="25.199cm" svg:height="13.609cm" svg:x="1.4cm" svg:y="5.039cm" presentation:class="subtitle">
          <draw:text-box>
            <text:p>Basic parsing with version 2.x of the Parsec combinator library</text:p>
            <text:p/>
            <text:p>Kevin Charter</text:p>
            <text:p>November 8, 20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is Parsec?</text:p>
              </text:list-item>
              <text:list-item>
                <text:p>Trivial example: parsing unsigned integers</text:p>
              </text:list-item>
              <text:list-item>
                <text:p>Bigger example: an interpreter for arithmetic expressions</text:p>
              </text:list-item>
              <text:list-item>
                <text:p>Using Parsec token parsers</text:p>
              </text:list-item>
              <text:list-item>
                <text:p>Using Parsec expression parsers</text:p>
              </text:list-item>
              <text:list-item>
                <text:p>Fodder for future demos</text:p>
              </text:list-item>
              <text:list-item>
                <text:p>More inf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What is Parsec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Library of parser combinators developed by Daan Leijen</text:p>
              </text:list-item>
              <text:list-item>
                <text:p>Two major flavours: Parsec 2, Parsec 3</text:p>
              </text:list-item>
              <text:list-item>
                <text:p>Parsec 2 is part of the current Haskell Platform</text:p>
              </text:list-item>
              <text:list-item>
                <text:p>Parsec 3 was a Google Summer of Code project, yet to be widely adopted</text:p>
              </text:list-item>
              <text:list-item>
                <text:p>Best tutorial documentation is still Leijen's page <text:span text:style-name="T1">http://legacy.cs.uu.nl/daan/download/parsec/parsec.ht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mbinator Pars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raditional approach: use lexer and parser generators to generate programs from a DSL</text:p>
              </text:list-item>
              <text:list-item>
                <text:p>Combinator parsing: parsers are values built using a library of utility functions</text:p>
                <text:list>
                  <text:list-item>
                    <text:p>'ground' parsers for fundamental matching</text:p>
                  </text:list-item>
                  <text:list-item>
                    <text:p>Higher-order functions for composing parsers to make bigger parsers</text:p>
                  </text:list-item>
                </text:list>
              </text:list-item>
              <text:list-item>
                <text:p>No code generation, no DSL, never leave the implementation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Parsec's Approach</text:p>
          </draw:text-box>
        </draw:frame>
        <draw:frame presentation:style-name="pr5" draw:layer="layout" svg:width="25.199cm" svg:height="13.859cm" svg:x="1.5cm" svg:y="5cm" presentation:class="outline" presentation:user-transformed="true">
          <draw:text-box>
            <text:list text:style-name="L3">
              <text:list-item>
                <text:p>Parsers parametric in token type, state type, result type</text:p>
                <text:list>
                  <text:list-item>
                    <text:p><text:span text:style-name="T2">GenParser t s a</text:span></text:p>
                    <text:list>
                      <text:list-item>
                        <text:p><text:span text:style-name="T3">Token type is </text:span><text:span text:style-name="T2">t</text:span></text:p>
                      </text:list-item>
                      <text:list-item>
                        <text:p><text:span text:style-name="T3">State type is </text:span><text:span text:style-name="T2">s</text:span></text:p>
                      </text:list-item>
                      <text:list-item>
                        <text:p><text:span text:style-name="T3">Result type is </text:span><text:span text:style-name="T2">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he </text:span><text:span text:style-name="T2">runParser</text:span><text:span text:style-name="T3"> utility runs a parser on a list of tokens, producing either a parse error or a resul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Parsers are Monadic Valu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instance Monad (GenParser t s)</text:span></text:p>
              </text:list-item>
              <text:list-item>
                <text:p><text:span text:style-name="T5">Return (</text:span><text:span text:style-name="T2">return</text:span><text:span text:style-name="T5">) is a do-nothing parser that wraps a result</text:span></text:p>
              </text:list-item>
              <text:list-item>
                <text:p><text:span text:style-name="T5">Bind (</text:span><text:span text:style-name="T4">&gt;&gt;=</text:span><text:span text:style-name="T5">) is sequential composition</text:span></text:p>
              </text:list-item>
              <text:list-item>
                <text:p><text:span text:style-name="T5">Special operator (</text:span><text:span text:style-name="T2">&lt;|&gt;</text:span><text:span text:style-name="T5">) for expressing alternatives</text:span></text:p>
              </text:list-item>
              <text:list-item>
                <text:p><text:span text:style-name="T5">Special operator (</text:span><text:span text:style-name="T2">&lt;?&gt;</text:span><text:span text:style-name="T5">) for offering a custom description for what was expected when the parse fai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Examp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signed Integer parsing</text:p>
                <text:list>
                  <text:list-item>
                    <text:p>Introduces 'lexeme' parsing</text:p>
                  </text:list-item>
                </text:list>
              </text:list-item>
              <text:list-item>
                <text:p>Arithmetic expressions</text:p>
                <text:list>
                  <text:list-item>
                    <text:p>Roll our own operator handling</text:p>
                  </text:list-item>
                </text:list>
              </text:list-item>
              <text:list-item>
                <text:p>Arithmetic expressions with comments</text:p>
                <text:list>
                  <text:list-item>
                    <text:p>Use a Parsec token parser</text:p>
                  </text:list-item>
                </text:list>
              </text:list-item>
              <text:list-item>
                <text:p>Arithmetic expressions simplified</text:p>
                <text:list>
                  <text:list-item>
                    <text:p>Use a Parsec expression parser to eliminate grunt work in expression par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avea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arsec's performance is OK, but not fantastic</text:p>
                <text:list>
                  <text:list-item>
                    <text:p>Watch out for giant files</text:p>
                  </text:list-item>
                  <text:list-item>
                    <text:p>Need <text:span text:style-name="T2">deepseq</text:span> on ASTs (or strictness annotations on fields) to avoid temporary memory leaks</text:p>
                  </text:list-item>
                  <text:list-item>
                    <text:p>Can improve performance with hand-rolled lexer</text:p>
                  </text:list-item>
                </text:list>
              </text:list-item>
              <text:list-item>
                <text:p>Parsec 2 uses lazy I/O</text:p>
                <text:list>
                  <text:list-item>
                    <text:p>Not suitable for situations where resource use must be tightly controlled (e.g. Server progra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Fodder for Future Demo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arsec 3</text:p>
                <text:list>
                  <text:list-item>
                    <text:p>Stream need not be a list of tokens</text:p>
                  </text:list-item>
                  <text:list-item>
                    <text:p>Can turn a Parsec parser into an iteratee</text:p>
                  </text:list-item>
                </text:list>
              </text:list-item>
              <text:list-item>
                <text:p>Use Criterion to benchmark Parsec token parser versus hand-rolled lexer</text:p>
              </text:list-item>
              <text:list-item>
                <text:p>An example with an AST, an unparser, and an unparse-parse QuickCheck 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ore Inf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Leijen's original Parsec page</text:p>
              </text:list-item>
              <text:list-item>
                <text:p>The lovely new Haddock docs for Parsec 2 and Parsec 3 on Hack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presentation:style-name="pr7" draw:layer="layout" svg:width="25.199cm" svg:height="17.685cm" svg:x="1.4cm" svg:y="0.962cm" presentation:class="subtitle">
          <draw:text-box>
            <text:p>Thanks!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vin Charter</meta:initial-creator>
    <meta:creation-date>2010-11-08T12:11:26</meta:creation-date>
    <meta:editing-duration>PT00H53M28S</meta:editing-duration>
    <meta:editing-cycles>11</meta:editing-cycles>
    <dc:date>2010-11-08T13:04:46</dc:date>
    <dc:creator>Kevin Charter</dc:creator>
    <meta:generator>OpenOffice.org/3.2$Unix OpenOffice.org_project/320m19$Build-9505</meta:generator>
    <meta:document-statistic meta:object-count="64"/>
  </office:meta>
</office:document-meta>
</file>